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381cm"/>
    </style:style>
    <style:style style:name="gr2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66cc99" draw:fill="none" draw:fill-color="#ffffff" draw:auto-grow-height="true" draw:auto-grow-width="false" fo:max-height="0cm" fo:min-height="2.75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cm" svg:stroke-color="#999999" draw:marker-start-width="0.35cm" draw:marker-end-width="0.35cm" draw:fill="solid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66cc99" draw:fill="none" draw:fill-color="#ffffff" draw:auto-grow-height="true" draw:auto-grow-width="false" fo:max-height="0cm" fo:min-height="2.85cm"/>
    </style:style>
    <style:style style:name="gr13" style:family="graphic" style:parent-style-name="standard">
      <style:graphic-properties draw:stroke="none" svg:stroke-color="#66cc99" draw:fill="none" draw:fill-color="#ffffff" draw:auto-grow-height="true" draw:auto-grow-width="false" fo:max-height="0cm" fo:min-height="1.65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5" style:family="graphic">
      <style:graphic-properties style:protect="size"/>
    </style:style>
    <style:style style:name="pr1" style:family="presentation" style:parent-style-name="Обычный_5f_-notes">
      <style:graphic-properties draw:fill-color="#ffffff" draw:auto-grow-height="true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color="#000000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9.5pt"/>
    </style:style>
    <style:style style:name="P3" style:family="paragraph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20pt"/>
    </style:style>
    <style:style style:name="T1" style:family="text">
      <style:text-properties fo:color="#0000f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2" style:family="text">
      <style:text-properties fo:color="#000000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3" style:family="text">
      <style:text-properties fo:color="#2b91a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0">
        <office:forms form:automatic-focus="false" form:apply-design-mode="false"/>
        <draw:frame draw:style-name="gr1" draw:text-style-name="P3" draw:layer="layout" svg:width="10.4cm" svg:height="10.111cm" svg:x="0.6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X()</text:span></text:p>
            <text:p text:style-name="P2"><text:span text:style-name="T2"><text:s text:c="4"/></text:span><text:span text:style-name="T2">{</text:span></text:p>
            <text:p text:style-name="P1"><text:span text:style-name="T2"><text:s text:c="8"/></text:span><text:span text:style-name="T3">MyStruct</text:span><text:span text:style-name="T2"> original;</text:span></text:p>
            <text:p text:style-name="P2"><text:span text:style-name="T2"><text:s text:c="8"/></text:span><text:span text:style-name="T2">original.field = 10;</text:span></text:p>
            <text:p text:style-name="P1"><text:span text:style-name="T2"><text:s text:c="8"/></text:span><text:span text:style-name="T1">object</text:span><text:span text:style-name="T2"> boxed =</text:span></text:p>
            <text:p text:style-name="P1"><text:span text:style-name="T2"><text:s text:c="19"/></text:span><text:span text:style-name="T2">(</text:span><text:span text:style-name="T1">object</text:span><text:span text:style-name="T2">)original;</text:span></text:p>
            <text:p text:style-name="P1"><text:span text:style-name="T2"><text:s text:c="8"/></text:span><text:span text:style-name="T3">MyStruct</text:span><text:span text:style-name="T2"> unboxed =</text:span></text:p>
            <text:p text:style-name="P2"><text:span text:style-name="T2"><text:s text:c="19"/></text:span><text:span text:style-name="T2">(</text:span><text:span text:style-name="T3">MyStruct</text:span><text:span text:style-name="T2">)boxed;</text:span></text:p>
            <text:p text:style-name="P2"><text:span text:style-name="T2"><text:s text:c="8"/></text:span><text:span text:style-name="T2">unboxed.field = 20;</text:span></text:p>
            <text:p text:style-name="P1"><text:span text:style-name="T2"><text:s text:c="8"/></text:span><text:span text:style-name="T3">Console</text:span><text:span text:style-name="T2">.WriteLine</text:span></text:p>
            <text:p text:style-name="P1"><text:span text:style-name="T2"><text:s text:c="18"/></text:span><text:span text:style-name="T2">(original.field);</text:span></text:p>
            <text:p text:style-name="P1"><text:span text:style-name="T2"><text:s text:c="8"/></text:span><text:span text:style-name="T3">Console</text:span><text:span text:style-name="T2">.WriteLine</text:span></text:p>
            <text:p text:style-name="P1"><text:span text:style-name="T2"><text:s text:c="18"/></text:span><text:span text:style-name="T2">(unboxed.field);</text:span></text:p>
            <text:p text:style-name="P2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4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4" draw:text-style-name="P4" draw:layer="layout" svg:width="11.8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11.8cm" svg:height="5.228cm" svg:x="11.6cm" svg:y="1cm">
            <draw:text-box>
              <text:p><text:span text:style-name="T4">Main</text:span></text:p>
              <text:p><text:span text:style-name="T5">or: <text:s text:c="24"/>un: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  <text:p><text:span text:style-name="T5">boxed: </text:span><text:span text:style-name="T6"><text:s/></text:span></text:p>
            </draw:text-box>
          </draw:frame>
        </draw:g>
        <draw:custom-shape draw:style-name="gr6" draw:text-style-name="P4" xml:id="id7" draw:id="id7" draw:layer="layout" svg:width="0.4cm" svg:height="0.4cm" draw:transform="rotate (-1.5707963267949) translate (2.5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0.4cm" svg:height="0.4cm" draw:transform="rotate (-1.5707963267949) translate (2.5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10" draw:id="id10" draw:layer="layout" svg:width="0.4cm" svg:height="0.4cm" draw:transform="rotate (-1.5707963267949) translate (2.5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12" draw:id="id12" draw:layer="layout" svg:width="0.4cm" svg:height="0.4cm" draw:transform="rotate (-1.5707963267949) translate (2.5cm 6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5" draw:id="id5">
          <draw:custom-shape draw:style-name="gr8" draw:text-style-name="P4" draw:layer="layout" svg:width="3.4cm" svg:height="2.425cm" svg:x="13cm" svg:y="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3.4cm" svg:height="3cm" svg:x="13cm" svg:y="2cm">
            <draw:text-box>
              <text:p><text:span text:style-name="T4">MyStruct</text:span></text:p>
              <text:p><text:span text:style-name="T5"/></text:p>
              <text:p><text:span text:style-name="T5">field: 10</text:span></text:p>
            </draw:text-box>
          </draw:frame>
        </draw:g>
        <draw:custom-shape draw:style-name="gr6" draw:text-style-name="P4" xml:id="id14" draw:id="id14" draw:layer="layout" svg:width="0.4cm" svg:height="0.4cm" draw:transform="rotate (-1.5707963267949) translate (2.5cm 7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4" xml:id="id1" draw:id="id1" draw:layer="layout" svg:width="0.6cm" svg:height="0.533cm" svg:x="13.9cm" svg:y="5.467cm">
          <text:p/>
          <draw:enhanced-geometry svg:viewBox="0 0 21600 21600" draw:text-areas="0 ?f0 ?f5 ?f2" draw:type="right-arrow" draw:modifiers="9955.40765391015 4894.382022471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2" draw:id="id2">
          <draw:custom-shape draw:style-name="gr8" draw:text-style-name="P4" draw:layer="layout" svg:width="4.6cm" svg:height="2.586cm" svg:x="16.6cm" svg:y="8cm">
            <text:p/>
            <draw:enhanced-geometry svg:viewBox="0 0 21600 21600" draw:type="rectangle" draw:enhanced-path="M 0 0 L 21600 0 21600 21600 0 21600 0 0 Z N"/>
          </draw:custom-shape>
        </draw:g>
        <draw:connector draw:style-name="gr11" draw:text-style-name="P4" xml:id="id8" draw:id="id8" draw:layer="layout" svg:x1="14.5cm" svg:y1="5.733cm" svg:x2="16.6cm" svg:y2="9.6cm" draw:start-shape="id1" draw:start-glue-point="1" draw:end-shape="id2" draw:end-glue-point="3" svg:d="m14500 5733h1026v3867h1074" svg:viewBox="0 0 2101 3868">
          <text:p/>
        </draw:connector>
        <draw:g xml:id="id6" draw:id="id6">
          <draw:custom-shape draw:style-name="gr8" draw:text-style-name="P4" draw:layer="layout" svg:width="3.4cm" svg:height="2.506cm" svg:x="18.2cm" svg:y="1.9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5" draw:layer="layout" svg:width="3.4cm" svg:height="3.1cm" svg:x="18.2cm" svg:y="1.9cm">
            <draw:text-box>
              <text:p><text:span text:style-name="T4">MyStruct</text:span></text:p>
              <text:p><text:span text:style-name="T5"/></text:p>
              <text:p><text:span text:style-name="T5">field: 0</text:span></text:p>
            </draw:text-box>
          </draw:frame>
        </draw:g>
        <draw:g xml:id="id9" draw:id="id9">
          <draw:custom-shape draw:style-name="gr8" draw:text-style-name="P4" draw:layer="layout" svg:width="3.4cm" svg:height="1.536cm" svg:x="17.2cm" svg:y="8.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5" draw:layer="layout" svg:width="3.4cm" svg:height="1.9cm" svg:x="17.2cm" svg:y="8.5cm">
            <draw:text-box>
              <text:p><text:span text:style-name="T4">MyStruct</text:span></text:p>
              <text:p><text:span text:style-name="T5">field: 10</text:span></text:p>
            </draw:text-box>
          </draw:frame>
        </draw:g>
        <draw:custom-shape draw:style-name="gr14" draw:text-style-name="P4" xml:id="id11" draw:id="id11" draw:layer="layout" svg:width="1cm" svg:height="0.8cm" svg:x="19.8cm" svg:y="3.4cm"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14" draw:text-style-name="P4" xml:id="id13" draw:id="id13" draw:layer="layout" svg:width="1cm" svg:height="0.8cm" svg:x="19.9cm" svg:y="3.4cm">
          <text:p text:style-name="P4">20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10-03T14:26:27.61</dc:date>
    <meta:editing-duration>PT8H54M32S</meta:editing-duration>
    <meta:editing-cycles>75</meta:editing-cycles>
    <meta:generator>LibreOffice/4.0.4.2$Windows_x86 LibreOffice_project/9e9821abd0ffdbc09cd8c52eaa574fa09eb08f2</meta:generator>
    <meta:document-statistic meta:object-count="56"/>
  </office:meta>
</office:document-meta>
</file>